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2ec3" officeooo:paragraph-rsid="001bd814"/>
    </style:style>
    <style:style style:name="P2" style:family="paragraph" style:parent-style-name="Standard">
      <style:text-properties officeooo:rsid="001a2ec3" officeooo:paragraph-rsid="001d55bc"/>
    </style:style>
    <style:style style:name="P3" style:family="paragraph" style:parent-style-name="Standard">
      <style:paragraph-properties fo:text-align="center" style:justify-single-word="false"/>
      <style:text-properties fo:font-size="32pt" officeooo:rsid="001d55bc" officeooo:paragraph-rsid="001d55bc" style:font-size-asian="28pt" style:font-size-complex="32pt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1d55bc" officeooo:paragraph-rsid="001d55bc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2pt" style:text-underline-style="none" fo:font-weight="normal" officeooo:rsid="001d55bc" officeooo:paragraph-rsid="001d55b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1d55bc" officeooo:paragraph-rsid="0020013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d55bc" officeooo:paragraph-rsid="00224c0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21c5fa" officeooo:paragraph-rsid="0021c5f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24c0a" officeooo:paragraph-rsid="00224c0a" style:font-size-asian="10.5pt" style:font-weight-asian="normal" style:font-size-complex="12pt" style:font-weight-complex="normal"/>
    </style:style>
    <style:style style:name="T1" style:family="text">
      <style:text-properties officeooo:rsid="001bd81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013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00133" style:font-style-asian="italic" style:font-style-complex="italic"/>
    </style:style>
    <style:style style:name="T6" style:family="text">
      <style:text-properties fo:font-style="italic" officeooo:rsid="00224c0a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24c0a" style:font-style-asian="normal" style:font-style-complex="normal"/>
    </style:style>
    <style:style style:name="T9" style:family="text">
      <style:text-properties officeooo:rsid="00224c0a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MEMORIA</text:p>
      <text:p text:style-name="P1"/>
      <text:p text:style-name="P2"><text:span text:style-name="T2">Autores:</text:span> <text:span text:style-name="T1">Rodrigo Mompó Redoli</text:span></text:p>
      <text:p text:style-name="P2"><text:tab/> <text:s text:c="3"/>Jorge Serrano Dominguez</text:p>
      <text:p text:style-name="P1"/>
      <text:p text:style-name="P1"/>
      <text:p text:style-name="P4">Apartado 2</text:p>
      <text:p text:style-name="P4"/>
      <text:p text:style-name="P4"/>
      <text:p text:style-name="P4"/>
      <text:p text:style-name="P4">Apartado 3</text:p>
      <text:p text:style-name="P4"/>
      <text:p text:style-name="P5"><text:span text:style-name="T3"><text:s text:c="2"/>Para crear el proceso “hijo” de este apartado comprobamos si aún no se han creado un número máximo de hijos que hemos establecido por razones de procesamiento.</text:span></text:p>
      <text:p text:style-name="P5"/>
      <text:p text:style-name="P9"><text:s/>if(child_num &lt; MAX_NUM_PIDS){</text:p>
      <text:p text:style-name="P9"><text:s text:c="20"/>temppid = fork();</text:p>
      <text:p text:style-name="P9"><text:s text:c="16"/>}</text:p>
      <text:p text:style-name="P5"/>
      <text:p text:style-name="P6"><text:s text:c="2"/><text:span text:style-name="T3">Una vez hecho el “</text:span><text:span text:style-name="T5">fork”</text:span><text:span text:style-name="T3"> que crea el dicho hijo, procedemos a comprobar si se ha producido algún error en la creación del mismo. Si todo ha ido bien, procedemos a: 1. Ignorar la señal SIGUSR1 creada por el “padre” y 2. </text:span></text:p>
      <text:p text:style-name="P6"/>
      <text:p text:style-name="P7"><text:span text:style-name="T9"><text:s text:c="4"/></text:span><text:span text:style-name="T9">1. <text:s text:c="2"/>if (signal(SIGUSR1, SIG_IGN) == SIG_ERR) {</text:span></text:p>
      <text:p text:style-name="P9"><text:s text:c="23"/>printf("Impossible to ignore SIGUSR1\n");</text:p>
      <text:p text:style-name="P9"><text:s text:c="20"/>}</text:p>
      <text:p text:style-name="P9"/>
      <text:p text:style-name="P9"><text:tab/>2. <text:s text:c="2"/>if (signal(SIGINT, SIGINT_handler) == SIG_ERR){</text:p>
      <text:p text:style-name="P9"><text:s text:c="24"/>fprintf(stderr,"Cannot handle SIG_INT.\n");</text:p>
      <text:p text:style-name="P9"><text:s text:c="24"/>exit(EXIT_FAILURE);</text:p>
      <text:p text:style-name="P9"><text:s text:c="20"/>}</text:p>
      <text:p text:style-name="P6"/>
      <text:p text:style-name="P6"/>
      <text:p text:style-name="P6"><text:span text:style-name="T3"><text:s text:c="2"/>Sobreescribimos la funcionalidad de ignorar la señal que nos interesa “SIGINT” por la que realiza el manejador que hemos creado. Este manejador “SIGINT_handler”, imprime en el terminal la fecha en formato CET y en formato UTC (alternando ambos formatos a cada señal SIGINT recibida por teclado).</text:span></text:p>
      <text:p text:style-name="P6"/>
      <text:p text:style-name="P6"/>
      <text:p text:style-name="P6"><text:s text:c="2"/><text:span text:style-name="T9">Este proceso no termina hasta que se lo indique el padre por lo que hemos creado un bucle </text:span><text:span text:style-name="T6">while </text:span><text:span text:style-name="T8">vacío para mantenerlo en este estado.</text:span></text:p>
      <text:p text:style-name="P9"><text:span text:style-name="T8">while(1);</text:span></text:p>
      <text:p text:style-name="P6"/>
      <text:p text:style-name="P8"><text:s text:c="2"/></text:p>
      <text:p text:style-name="P8"><text:s text:c="2"/>Los <text:span text:style-name="T4">pid </text:span><text:span text:style-name="T7">de los</text:span> procesos que se crean se guardan en un array que es utilizado posteriormente para terminar dichos procesos de forma ordenada y segura.</text:p>
      <text:p text:style-name="P4"><text:soft-page-break/></text:p>
      <text:p text:style-name="P4"/>
      <text:p text:style-name="P4"/>
      <text:p text:style-name="P4"/>
      <text:p text:style-name="P4">Apartado 4 <text:span text:style-name="T3">(opción 5 del código por razones estructurales)</text:span></text:p>
      <text:p text:style-name="P4"/>
      <text:p text:style-name="P4"/>
      <text:p text:style-name="P4"/>
      <text:p text:style-name="P4"/>
      <text:p text:style-name="P4"/>
      <text:p text:style-name="P4">Apartado 5</text:p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2:54:38.378917015</meta:creation-date>
    <dc:date>2017-02-23T14:21:10.533997684</dc:date>
    <meta:editing-duration>PT57S</meta:editing-duration>
    <meta:editing-cycles>1</meta:editing-cycles>
    <meta:document-statistic meta:table-count="0" meta:image-count="0" meta:object-count="0" meta:page-count="2" meta:paragraph-count="24" meta:word-count="220" meta:character-count="1531" meta:non-whitespace-character-count="1159"/>
    <meta:generator>LibreOffice/5.1.4.2$Linux_X86_64 LibreOffice_project/10m0$Build-2</meta:generator>
  </office:meta>
</office:document-meta>
</file>